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692cm" style:rel-column-width="14233*"/>
    </style:style>
    <style:style style:name="Table12.B" style:family="table-column">
      <style:table-column-properties style:column-width="13.309cm" style:rel-column-width="51302*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4" style:family="table-row">
      <style:table-row-properties style:min-row-height="1.67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95cm" style:rel-column-width="9234*"/>
    </style:style>
    <style:style style:name="Table2.B" style:family="table-column">
      <style:table-column-properties style:column-width="14.605cm" style:rel-column-width="5630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none" fo:border-top="none" fo:border-bottom="0.05pt solid #000000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9cm" style:rel-column-width="5970*"/>
    </style:style>
    <style:style style:name="Table1.B" style:family="table-column">
      <style:table-column-properties style:column-width="2.605cm" style:rel-column-width="10043*"/>
    </style:style>
    <style:style style:name="Table1.C" style:family="table-column">
      <style:table-column-properties style:column-width="11.206cm" style:rel-column-width="43198*"/>
    </style:style>
    <style:style style:name="Table1.D" style:family="table-column">
      <style:table-column-properties style:column-width="1.64cm" style:rel-column-width="6324*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none" fo:border-top="none" fo:border-bottom="0.05pt solid #000000"/>
    </style:style>
    <style:style style:name="Table1.D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49cm" fo:border-left="0.05pt solid #000000" fo:border-right="none" fo:border-top="none" fo:border-bottom="0.05pt solid #000000"/>
    </style:style>
    <style:style style:name="Table1.B3" style:family="table-cell">
      <style:table-cell-properties fo:padding="0.049cm" fo:border-left="0.05pt solid #000000" fo:border-right="none" fo:border-top="none" fo:border-bottom="0.05pt solid #000000"/>
    </style:style>
    <style:style style:name="Table1.C3" style:family="table-cell">
      <style:table-cell-properties fo:padding="0.049cm" fo:border-left="0.05pt solid #000000" fo:border-right="none" fo:border-top="none" fo:border-bottom="0.05pt solid #000000"/>
    </style:style>
    <style:style style:name="Table1.D3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49cm" fo:border-left="0.05pt solid #000000" fo:border-right="none" fo:border-top="none" fo:border-bottom="0.05pt solid #000000"/>
    </style:style>
    <style:style style:name="Table1.B4" style:family="table-cell">
      <style:table-cell-properties fo:padding="0.049cm" fo:border-left="0.05pt solid #000000" fo:border-right="none" fo:border-top="none" fo:border-bottom="0.05pt solid #000000"/>
    </style:style>
    <style:style style:name="Table1.C4" style:family="table-cell">
      <style:table-cell-properties fo:padding="0.049cm" fo:border-left="0.05pt solid #000000" fo:border-right="none" fo:border-top="none" fo:border-bottom="0.05pt solid #000000"/>
    </style:style>
    <style:style style:name="Table1.D4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49cm" fo:border-left="0.05pt solid #000000" fo:border-right="none" fo:border-top="none" fo:border-bottom="0.05pt solid #000000"/>
    </style:style>
    <style:style style:name="Table1.B5" style:family="table-cell">
      <style:table-cell-properties fo:padding="0.049cm" fo:border-left="0.05pt solid #000000" fo:border-right="none" fo:border-top="none" fo:border-bottom="0.05pt solid #000000"/>
    </style:style>
    <style:style style:name="Table1.C5" style:family="table-cell">
      <style:table-cell-properties fo:padding="0.049cm" fo:border-left="0.05pt solid #000000" fo:border-right="none" fo:border-top="none" fo:border-bottom="0.05pt solid #000000"/>
    </style:style>
    <style:style style:name="Table1.D5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49cm" fo:border-left="0.05pt solid #000000" fo:border-right="none" fo:border-top="none" fo:border-bottom="0.05pt solid #000000"/>
    </style:style>
    <style:style style:name="Table1.B6" style:family="table-cell">
      <style:table-cell-properties fo:padding="0.049cm" fo:border-left="0.05pt solid #000000" fo:border-right="none" fo:border-top="none" fo:border-bottom="0.05pt solid #000000"/>
    </style:style>
    <style:style style:name="Table1.C6" style:family="table-cell">
      <style:table-cell-properties fo:padding="0.049cm" fo:border-left="0.05pt solid #000000" fo:border-right="none" fo:border-top="none" fo:border-bottom="0.05pt solid #000000"/>
    </style:style>
    <style:style style:name="Table1.D6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49cm" fo:border-left="0.05pt solid #000000" fo:border-right="none" fo:border-top="none" fo:border-bottom="0.05pt solid #000000"/>
    </style:style>
    <style:style style:name="Table1.B7" style:family="table-cell">
      <style:table-cell-properties fo:padding="0.049cm" fo:border-left="0.05pt solid #000000" fo:border-right="none" fo:border-top="none" fo:border-bottom="0.05pt solid #000000"/>
    </style:style>
    <style:style style:name="Table1.C7" style:family="table-cell">
      <style:table-cell-properties fo:padding="0.049cm" fo:border-left="0.05pt solid #000000" fo:border-right="none" fo:border-top="none" fo:border-bottom="0.05pt solid #000000"/>
    </style:style>
    <style:style style:name="Table1.D7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49cm" fo:border-left="0.05pt solid #000000" fo:border-right="none" fo:border-top="none" fo:border-bottom="0.05pt solid #000000"/>
    </style:style>
    <style:style style:name="Table1.B8" style:family="table-cell">
      <style:table-cell-properties fo:padding="0.049cm" fo:border-left="0.05pt solid #000000" fo:border-right="none" fo:border-top="none" fo:border-bottom="0.05pt solid #000000"/>
    </style:style>
    <style:style style:name="Table1.C8" style:family="table-cell">
      <style:table-cell-properties fo:padding="0.049cm" fo:border-left="0.05pt solid #000000" fo:border-right="none" fo:border-top="none" fo:border-bottom="0.05pt solid #000000"/>
    </style:style>
    <style:style style:name="Table1.D8" style:family="table-cell">
      <style:table-cell-properties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201cm" style:rel-column-width="12342*"/>
    </style:style>
    <style:style style:name="Table3.B" style:family="table-column">
      <style:table-column-properties style:column-width="13.799cm" style:rel-column-width="5319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49cm" fo:border="0.05pt solid #000000"/>
    </style:style>
    <style:style style:name="Table3.A2" style:family="table-cell">
      <style:table-cell-properties fo:padding="0.049cm" fo:border-left="0.05pt solid #000000" fo:border-right="none" fo:border-top="none" fo:border-bottom="0.05pt solid #000000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3.201cm" style:rel-column-width="12342*"/>
    </style:style>
    <style:style style:name="Table4.B" style:family="table-column">
      <style:table-column-properties style:column-width="13.799cm" style:rel-column-width="53193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49cm" fo:border="0.05pt solid #000000"/>
    </style:style>
    <style:style style:name="Table4.A2" style:family="table-cell">
      <style:table-cell-properties fo:padding="0.049cm" fo:border-left="0.05pt solid #000000" fo:border-right="none" fo:border-top="none" fo:border-bottom="0.05pt solid #000000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style:may-break-between-rows="false"/>
    </style:style>
    <style:style style:name="Table5.A" style:family="table-column">
      <style:table-column-properties style:column-width="5.359cm" style:rel-column-width="20659*"/>
    </style:style>
    <style:style style:name="Table5.B" style:family="table-column">
      <style:table-column-properties style:column-width="11.642cm" style:rel-column-width="44876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49cm" fo:border="0.05pt solid #000000"/>
    </style:style>
    <style:style style:name="Table5.A2" style:family="table-cell">
      <style:table-cell-properties fo:padding="0.049cm" fo:border-left="0.05pt solid #000000" fo:border-right="none" fo:border-top="none" fo:border-bottom="0.05pt solid #000000"/>
    </style:style>
    <style:style style:name="Table5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359cm" style:rel-column-width="20659*"/>
    </style:style>
    <style:style style:name="Table6.B" style:family="table-column">
      <style:table-column-properties style:column-width="11.642cm" style:rel-column-width="44876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49cm" fo:border="0.05pt solid #000000"/>
    </style:style>
    <style:style style:name="Table6.A2" style:family="table-cell">
      <style:table-cell-properties fo:padding="0.049cm" fo:border-left="0.05pt solid #000000" fo:border-right="none" fo:border-top="none" fo:border-bottom="0.05pt solid #000000"/>
    </style:style>
    <style:style style:name="Table6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style:may-break-between-rows="false"/>
    </style:style>
    <style:style style:name="Table7.A" style:family="table-column">
      <style:table-column-properties style:column-width="3.851cm" style:rel-column-width="14845*"/>
    </style:style>
    <style:style style:name="Table7.B" style:family="table-column">
      <style:table-column-properties style:column-width="13.15cm" style:rel-column-width="50690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none" fo:border-top="none" fo:border-bottom="0.05pt solid #000000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99cm" style:rel-column-width="11526*"/>
    </style:style>
    <style:style style:name="Table8.B" style:family="table-column">
      <style:table-column-properties style:column-width="3.004cm" style:rel-column-width="11581*"/>
    </style:style>
    <style:style style:name="Table8.C" style:family="table-column">
      <style:table-column-properties style:column-width="2.394cm" style:rel-column-width="9228*"/>
    </style:style>
    <style:style style:name="Table8.D" style:family="table-column">
      <style:table-column-properties style:column-width="8.613cm" style:rel-column-width="33200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996cm" style:rel-column-width="34681*"/>
    </style:style>
    <style:style style:name="Table9.B" style:family="table-column">
      <style:table-column-properties style:column-width="8.005cm" style:rel-column-width="30854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196e41" officeooo:paragraph-rsid="00196e41"/>
    </style:style>
    <style:style style:name="P2" style:family="paragraph" style:parent-style-name="Standard">
      <style:paragraph-properties fo:text-align="center" style:justify-single-word="false"/>
      <style:text-properties officeooo:rsid="00196e41" officeooo:paragraph-rsid="00196e41"/>
    </style:style>
    <style:style style:name="P3" style:family="paragraph" style:parent-style-name="Text_20_body">
      <style:paragraph-properties fo:text-align="center" style:justify-single-word="false"/>
      <style:text-properties officeooo:rsid="00196e41" officeooo:paragraph-rsid="00196e41"/>
    </style:style>
    <style:style style:name="P4" style:family="paragraph" style:parent-style-name="Standard">
      <style:text-properties officeooo:rsid="00196e41" officeooo:paragraph-rsid="00c9a77f"/>
    </style:style>
    <style:style style:name="P5" style:family="paragraph" style:parent-style-name="Standard">
      <style:paragraph-properties fo:text-align="center" style:justify-single-word="false"/>
      <style:text-properties officeooo:rsid="001a36d8" officeooo:paragraph-rsid="001a36d8"/>
    </style:style>
    <style:style style:name="P6" style:family="paragraph" style:parent-style-name="Text_20_body">
      <style:text-properties officeooo:paragraph-rsid="00245adc"/>
    </style:style>
    <style:style style:name="P7" style:family="paragraph" style:parent-style-name="Text_20_body">
      <style:text-properties officeooo:rsid="002c894a" officeooo:paragraph-rsid="002c9076"/>
    </style:style>
    <style:style style:name="P8" style:family="paragraph" style:parent-style-name="Text_20_body">
      <style:text-properties officeooo:rsid="002cabb5" officeooo:paragraph-rsid="002cabb5"/>
    </style:style>
    <style:style style:name="P9" style:family="paragraph" style:parent-style-name="Text_20_body">
      <style:paragraph-properties fo:text-align="center" style:justify-single-word="false"/>
      <style:text-properties officeooo:rsid="002cabb5" officeooo:paragraph-rsid="002cabb5"/>
    </style:style>
    <style:style style:name="P10" style:family="paragraph" style:parent-style-name="Text_20_body">
      <style:text-properties officeooo:rsid="002cabb5" officeooo:paragraph-rsid="00196e41"/>
    </style:style>
    <style:style style:name="P11" style:family="paragraph" style:parent-style-name="Text_20_body">
      <style:text-properties officeooo:rsid="002cabb5" officeooo:paragraph-rsid="00612c41"/>
    </style:style>
    <style:style style:name="P12" style:family="paragraph" style:parent-style-name="Text_20_body">
      <style:text-properties officeooo:rsid="002cabb5" officeooo:paragraph-rsid="0084e62f"/>
    </style:style>
    <style:style style:name="P13" style:family="paragraph" style:parent-style-name="Text_20_body">
      <style:text-properties officeooo:paragraph-rsid="002cabb5"/>
    </style:style>
    <style:style style:name="P14" style:family="paragraph" style:parent-style-name="Text_20_body">
      <style:paragraph-properties fo:text-align="center" style:justify-single-word="false"/>
      <style:text-properties officeooo:paragraph-rsid="002cabb5"/>
    </style:style>
    <style:style style:name="P15" style:family="paragraph" style:parent-style-name="Text_20_body">
      <style:paragraph-properties fo:text-align="center" style:justify-single-word="false"/>
      <style:text-properties officeooo:rsid="002d020d" officeooo:paragraph-rsid="002d020d"/>
    </style:style>
    <style:style style:name="P16" style:family="paragraph" style:parent-style-name="Text_20_body">
      <style:text-properties officeooo:rsid="002d020d" officeooo:paragraph-rsid="002d020d"/>
    </style:style>
    <style:style style:name="P17" style:family="paragraph" style:parent-style-name="Text_20_body">
      <style:text-properties officeooo:rsid="0030de9f" officeooo:paragraph-rsid="0030de9f"/>
    </style:style>
    <style:style style:name="P18" style:family="paragraph" style:parent-style-name="Text_20_body">
      <style:text-properties officeooo:rsid="0030de9f" officeooo:paragraph-rsid="00385706"/>
    </style:style>
    <style:style style:name="P19" style:family="paragraph" style:parent-style-name="Text_20_body">
      <style:text-properties officeooo:rsid="0030de9f" officeooo:paragraph-rsid="0062f8d3"/>
    </style:style>
    <style:style style:name="P20" style:family="paragraph" style:parent-style-name="Text_20_body">
      <style:text-properties officeooo:rsid="00321c1b" officeooo:paragraph-rsid="00321c1b"/>
    </style:style>
    <style:style style:name="P21" style:family="paragraph" style:parent-style-name="Text_20_body">
      <style:text-properties officeooo:rsid="003b9b28" officeooo:paragraph-rsid="003b9b28"/>
    </style:style>
    <style:style style:name="P22" style:family="paragraph" style:parent-style-name="Text_20_body">
      <style:text-properties officeooo:rsid="003b9b28" officeooo:paragraph-rsid="006cb7b2"/>
    </style:style>
    <style:style style:name="P23" style:family="paragraph" style:parent-style-name="Text_20_body">
      <style:text-properties officeooo:rsid="003b9b28" officeooo:paragraph-rsid="008a554e"/>
    </style:style>
    <style:style style:name="P24" style:family="paragraph" style:parent-style-name="Text_20_body">
      <style:text-properties officeooo:paragraph-rsid="003c68a5"/>
    </style:style>
    <style:style style:name="P25" style:family="paragraph" style:parent-style-name="Text_20_body">
      <style:text-properties officeooo:rsid="00367e57" officeooo:paragraph-rsid="0030de9f"/>
    </style:style>
    <style:style style:name="P26" style:family="paragraph" style:parent-style-name="Text_20_body">
      <style:text-properties officeooo:rsid="00385706" officeooo:paragraph-rsid="00385706"/>
    </style:style>
    <style:style style:name="P27" style:family="paragraph" style:parent-style-name="Text_20_body">
      <style:text-properties officeooo:rsid="00385706" officeooo:paragraph-rsid="0030de9f"/>
    </style:style>
    <style:style style:name="P28" style:family="paragraph" style:parent-style-name="Text_20_body">
      <style:text-properties fo:font-weight="bold" officeooo:rsid="002cabb5" officeooo:paragraph-rsid="00196e41" style:font-weight-asian="bold" style:font-weight-complex="bold"/>
    </style:style>
    <style:style style:name="P29" style:family="paragraph" style:parent-style-name="Text_20_body">
      <style:text-properties fo:font-weight="bold" officeooo:rsid="00605356" officeooo:paragraph-rsid="00605356" style:font-weight-asian="bold" style:font-weight-complex="bold"/>
    </style:style>
    <style:style style:name="P30" style:family="paragraph" style:parent-style-name="Text_20_body">
      <style:text-properties officeooo:rsid="003c68a5"/>
    </style:style>
    <style:style style:name="P31" style:family="paragraph" style:parent-style-name="Text_20_body">
      <style:text-properties officeooo:rsid="003c68a5" officeooo:paragraph-rsid="003c68a5"/>
    </style:style>
    <style:style style:name="P32" style:family="paragraph" style:parent-style-name="Text_20_body">
      <style:text-properties officeooo:rsid="00425e8c" officeooo:paragraph-rsid="00425e8c"/>
    </style:style>
    <style:style style:name="P33" style:family="paragraph" style:parent-style-name="Text_20_body">
      <style:text-properties officeooo:rsid="004320d6" officeooo:paragraph-rsid="004320d6"/>
    </style:style>
    <style:style style:name="P34" style:family="paragraph" style:parent-style-name="Text_20_body">
      <style:text-properties officeooo:rsid="004320d6"/>
    </style:style>
    <style:style style:name="P35" style:family="paragraph" style:parent-style-name="Text_20_body">
      <style:text-properties officeooo:rsid="004320d6" officeooo:paragraph-rsid="00456317"/>
    </style:style>
    <style:style style:name="P36" style:family="paragraph" style:parent-style-name="Text_20_body">
      <style:text-properties officeooo:paragraph-rsid="004320d6"/>
    </style:style>
    <style:style style:name="P37" style:family="paragraph" style:parent-style-name="Text_20_body">
      <style:text-properties officeooo:rsid="00456317" officeooo:paragraph-rsid="00456317"/>
    </style:style>
    <style:style style:name="P38" style:family="paragraph" style:parent-style-name="Text_20_body">
      <style:text-properties officeooo:paragraph-rsid="00456317"/>
    </style:style>
    <style:style style:name="P39" style:family="paragraph" style:parent-style-name="Text_20_body">
      <style:text-properties officeooo:rsid="004697ed" officeooo:paragraph-rsid="004697ed"/>
    </style:style>
    <style:style style:name="P40" style:family="paragraph" style:parent-style-name="Text_20_body">
      <style:text-properties officeooo:paragraph-rsid="0048a38c"/>
    </style:style>
    <style:style style:name="P41" style:family="paragraph" style:parent-style-name="Text_20_body">
      <style:text-properties officeooo:rsid="004e2051" officeooo:paragraph-rsid="004e2051"/>
    </style:style>
    <style:style style:name="P42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d8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0882" officeooo:paragraph-rsid="005108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5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aa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10882" officeooo:paragraph-rsid="005108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ext_20_body">
      <style:text-properties officeooo:rsid="004798fa"/>
    </style:style>
    <style:style style:name="P54" style:family="paragraph" style:parent-style-name="Text_20_body">
      <style:text-properties officeooo:rsid="0048a38c" officeooo:paragraph-rsid="0048a38c"/>
    </style:style>
    <style:style style:name="P55" style:family="paragraph" style:parent-style-name="Text_20_body">
      <style:text-properties officeooo:rsid="00505683" officeooo:paragraph-rsid="0050f745"/>
    </style:style>
    <style:style style:name="P56" style:family="paragraph" style:parent-style-name="Text_20_body">
      <style:text-properties officeooo:rsid="00510882" officeooo:paragraph-rsid="00510882"/>
    </style:style>
    <style:style style:name="P57" style:family="paragraph" style:parent-style-name="Text_20_body">
      <style:text-properties officeooo:rsid="00526c81" officeooo:paragraph-rsid="00526c81"/>
    </style:style>
    <style:style style:name="P58" style:family="paragraph" style:parent-style-name="Text_20_body">
      <style:text-properties officeooo:rsid="005274f7" officeooo:paragraph-rsid="005274f7"/>
    </style:style>
    <style:style style:name="P59" style:family="paragraph" style:parent-style-name="Text_20_body">
      <style:text-properties officeooo:rsid="005c0fab" officeooo:paragraph-rsid="005c0fab"/>
    </style:style>
    <style:style style:name="P60" style:family="paragraph" style:parent-style-name="Text_20_body">
      <style:text-properties officeooo:rsid="00605356" officeooo:paragraph-rsid="00605356"/>
    </style:style>
    <style:style style:name="P61" style:family="paragraph" style:parent-style-name="Text_20_body">
      <style:text-properties officeooo:rsid="006eb2cd" officeooo:paragraph-rsid="006eb2cd"/>
    </style:style>
    <style:style style:name="P62" style:family="paragraph" style:parent-style-name="Text_20_body">
      <style:text-properties officeooo:rsid="006f87b4" officeooo:paragraph-rsid="006f87b4"/>
    </style:style>
    <style:style style:name="P63" style:family="paragraph" style:parent-style-name="Text_20_body">
      <style:text-properties officeooo:rsid="007ad327" officeooo:paragraph-rsid="007ad327"/>
    </style:style>
    <style:style style:name="P64" style:family="paragraph" style:parent-style-name="Text_20_body">
      <style:text-properties officeooo:rsid="00869e41" officeooo:paragraph-rsid="00869e41"/>
    </style:style>
    <style:style style:name="P65" style:family="paragraph" style:parent-style-name="Code">
      <style:text-properties officeooo:paragraph-rsid="009f6424"/>
    </style:style>
    <style:style style:name="P66" style:family="paragraph" style:parent-style-name="Code">
      <style:text-properties officeooo:rsid="009f6424" officeooo:paragraph-rsid="009f6424"/>
    </style:style>
    <style:style style:name="P67" style:family="paragraph" style:parent-style-name="Code">
      <style:text-properties officeooo:paragraph-rsid="00a36eae"/>
    </style:style>
    <style:style style:name="P68" style:family="paragraph" style:parent-style-name="Text_20_body">
      <style:text-properties officeooo:rsid="0082ec78" officeooo:paragraph-rsid="0030de9f"/>
    </style:style>
    <style:style style:name="P69" style:family="paragraph" style:parent-style-name="Text_20_body">
      <style:text-properties officeooo:rsid="0088077e" officeooo:paragraph-rsid="0088077e"/>
    </style:style>
    <style:style style:name="P70" style:family="paragraph" style:parent-style-name="Text_20_body">
      <style:text-properties officeooo:rsid="0092fe12" officeooo:paragraph-rsid="0092fe12"/>
    </style:style>
    <style:style style:name="P71" style:family="paragraph" style:parent-style-name="Text_20_body">
      <style:text-properties officeooo:rsid="00959a01" officeooo:paragraph-rsid="00959a01"/>
    </style:style>
    <style:style style:name="P72" style:family="paragraph" style:parent-style-name="Text_20_body">
      <style:text-properties officeooo:rsid="009a9c7f" officeooo:paragraph-rsid="009a9c7f"/>
    </style:style>
    <style:style style:name="P73" style:family="paragraph" style:parent-style-name="Text_20_body">
      <style:text-properties officeooo:rsid="00a1e623" officeooo:paragraph-rsid="00a1e623"/>
    </style:style>
    <style:style style:name="P74" style:family="paragraph" style:parent-style-name="Text_20_body">
      <style:text-properties officeooo:rsid="00a36eae" officeooo:paragraph-rsid="00a36eae"/>
    </style:style>
    <style:style style:name="P75" style:family="paragraph" style:parent-style-name="Text_20_body">
      <style:text-properties officeooo:rsid="008d9226" officeooo:paragraph-rsid="001d46ba"/>
    </style:style>
    <style:style style:name="P76" style:family="paragraph" style:parent-style-name="Text_20_body">
      <style:text-properties officeooo:rsid="001c3b4f" officeooo:paragraph-rsid="001c3b4f"/>
    </style:style>
    <style:style style:name="P77" style:family="paragraph" style:parent-style-name="Heading_20_2">
      <style:text-properties officeooo:rsid="00b78de0" officeooo:paragraph-rsid="00b78de0"/>
    </style:style>
    <style:style style:name="P78" style:family="paragraph" style:parent-style-name="Text_20_body">
      <style:text-properties officeooo:rsid="003e2ea0" officeooo:paragraph-rsid="00c10893"/>
    </style:style>
    <style:style style:name="P79" style:family="paragraph" style:parent-style-name="Text_20_body">
      <style:text-properties officeooo:rsid="00c422c5" officeooo:paragraph-rsid="00c422c5"/>
    </style:style>
    <style:style style:name="P80" style:family="paragraph" style:parent-style-name="Text_20_body">
      <style:text-properties officeooo:rsid="002005e8" officeooo:paragraph-rsid="00c9a77f"/>
    </style:style>
    <style:style style:name="P81" style:family="paragraph" style:parent-style-name="Heading_20_1">
      <style:text-properties officeooo:rsid="002c35f4" officeooo:paragraph-rsid="002c35f4"/>
    </style:style>
    <style:style style:name="P82" style:family="paragraph" style:parent-style-name="Heading_20_1">
      <style:text-properties officeooo:paragraph-rsid="001a36d8"/>
    </style:style>
    <style:style style:name="P83" style:family="paragraph" style:parent-style-name="Text_20_body" style:list-style-name="L1">
      <style:text-properties officeooo:rsid="00c10893" officeooo:paragraph-rsid="00c10893"/>
    </style:style>
    <style:style style:name="T1" style:family="text">
      <style:text-properties officeooo:rsid="001d46ba"/>
    </style:style>
    <style:style style:name="T2" style:family="text">
      <style:text-properties officeooo:rsid="002c9076"/>
    </style:style>
    <style:style style:name="T3" style:family="text">
      <style:text-properties officeooo:rsid="002cabb5"/>
    </style:style>
    <style:style style:name="T4" style:family="text">
      <style:text-properties officeooo:rsid="002fd75b"/>
    </style:style>
    <style:style style:name="T5" style:family="text">
      <style:text-properties officeooo:rsid="00321c1b"/>
    </style:style>
    <style:style style:name="T6" style:family="text">
      <style:text-properties officeooo:rsid="003541ac"/>
    </style:style>
    <style:style style:name="T7" style:family="text">
      <style:text-properties officeooo:rsid="00385706"/>
    </style:style>
    <style:style style:name="T8" style:family="text">
      <style:text-properties officeooo:rsid="00398993"/>
    </style:style>
    <style:style style:name="T9" style:family="text">
      <style:text-properties officeooo:rsid="003a29b7"/>
    </style:style>
    <style:style style:name="T10" style:family="text">
      <style:text-properties officeooo:rsid="003c68a5"/>
    </style:style>
    <style:style style:name="T11" style:family="text">
      <style:text-properties officeooo:rsid="003d8387"/>
    </style:style>
    <style:style style:name="T12" style:family="text">
      <style:text-properties officeooo:rsid="003e2ea0"/>
    </style:style>
    <style:style style:name="T13" style:family="text">
      <style:text-properties officeooo:rsid="003f4307"/>
    </style:style>
    <style:style style:name="T14" style:family="text">
      <style:text-properties officeooo:rsid="00410170"/>
    </style:style>
    <style:style style:name="T15" style:family="text">
      <style:text-properties officeooo:rsid="00425e8c"/>
    </style:style>
    <style:style style:name="T16" style:family="text">
      <style:text-properties officeooo:rsid="004320d6"/>
    </style:style>
    <style:style style:name="T17" style:family="text">
      <style:text-properties officeooo:rsid="004798fa"/>
    </style:style>
    <style:style style:name="T18" style:family="text">
      <style:text-properties officeooo:rsid="0048a38c"/>
    </style:style>
    <style:style style:name="T19" style:family="text">
      <style:text-properties officeooo:rsid="004e2051"/>
    </style:style>
    <style:style style:name="T20" style:family="text">
      <style:text-properties officeooo:rsid="0050f745"/>
    </style:style>
    <style:style style:name="T21" style:family="text">
      <style:text-properties officeooo:rsid="00526c81"/>
    </style:style>
    <style:style style:name="T22" style:family="text">
      <style:text-properties officeooo:rsid="005274f7"/>
    </style:style>
    <style:style style:name="T23" style:family="text">
      <style:text-properties officeooo:rsid="005348bb"/>
    </style:style>
    <style:style style:name="T24" style:family="text">
      <style:text-properties officeooo:rsid="00612c41"/>
    </style:style>
    <style:style style:name="T25" style:family="text">
      <style:text-properties officeooo:rsid="00367e57"/>
    </style:style>
    <style:style style:name="T26" style:family="text">
      <style:text-properties officeooo:rsid="0062f8d3"/>
    </style:style>
    <style:style style:name="T27" style:family="text">
      <style:text-properties officeooo:rsid="0063559c"/>
    </style:style>
    <style:style style:name="T28" style:family="text">
      <style:text-properties officeooo:rsid="0064c6a0"/>
    </style:style>
    <style:style style:name="T29" style:family="text">
      <style:text-properties officeooo:rsid="0065f7a5"/>
    </style:style>
    <style:style style:name="T30" style:family="text">
      <style:text-properties officeooo:rsid="0067d4fa"/>
    </style:style>
    <style:style style:name="T31" style:family="text">
      <style:text-properties officeooo:rsid="006a0a13"/>
    </style:style>
    <style:style style:name="T32" style:family="text">
      <style:text-properties officeooo:rsid="006ad008"/>
    </style:style>
    <style:style style:name="T33" style:family="text">
      <style:text-properties officeooo:rsid="0070462f"/>
    </style:style>
    <style:style style:name="T34" style:family="text">
      <style:text-properties officeooo:rsid="0070f649"/>
    </style:style>
    <style:style style:name="T35" style:family="text">
      <style:text-properties officeooo:rsid="00745bfe"/>
    </style:style>
    <style:style style:name="T36" style:family="text">
      <style:text-properties officeooo:rsid="00761a48"/>
    </style:style>
    <style:style style:name="T37" style:family="text">
      <style:text-properties officeooo:rsid="00791e32"/>
    </style:style>
    <style:style style:name="T38" style:family="text">
      <style:text-properties officeooo:rsid="00795bdf"/>
    </style:style>
    <style:style style:name="T39" style:family="text">
      <style:text-properties officeooo:rsid="007c8cce"/>
    </style:style>
    <style:style style:name="T40" style:family="text">
      <style:text-properties officeooo:rsid="0026ee55"/>
    </style:style>
    <style:style style:name="T41" style:family="text">
      <style:text-properties officeooo:rsid="007d891d"/>
    </style:style>
    <style:style style:name="T42" style:family="text">
      <style:text-properties officeooo:rsid="007f6cda"/>
    </style:style>
    <style:style style:name="T43" style:family="text">
      <style:text-properties officeooo:rsid="008119f2"/>
    </style:style>
    <style:style style:name="T44" style:family="text">
      <style:text-properties officeooo:rsid="0084e62f"/>
    </style:style>
    <style:style style:name="T45" style:family="text">
      <style:text-properties officeooo:rsid="00869e41"/>
    </style:style>
    <style:style style:name="T46" style:family="text">
      <style:text-properties officeooo:rsid="008908e6"/>
    </style:style>
    <style:style style:name="T47" style:family="text">
      <style:text-properties officeooo:rsid="008a3ee6"/>
    </style:style>
    <style:style style:name="T48" style:family="text">
      <style:text-properties officeooo:rsid="008a554e"/>
    </style:style>
    <style:style style:name="T49" style:family="text">
      <style:text-properties officeooo:rsid="008ab490"/>
    </style:style>
    <style:style style:name="T50" style:family="text">
      <style:text-properties officeooo:rsid="008ba0f2"/>
    </style:style>
    <style:style style:name="T51" style:family="text">
      <style:text-properties officeooo:rsid="008ba81c"/>
    </style:style>
    <style:style style:name="T52" style:family="text">
      <style:text-properties officeooo:rsid="008cb94f"/>
    </style:style>
    <style:style style:name="T53" style:family="text">
      <style:text-properties officeooo:rsid="0095a2ce"/>
    </style:style>
    <style:style style:name="T54" style:family="text">
      <style:text-properties officeooo:rsid="0096cc5f"/>
    </style:style>
    <style:style style:name="T55" style:family="text">
      <style:text-properties officeooo:rsid="0097a8f6"/>
    </style:style>
    <style:style style:name="T56" style:family="text">
      <style:text-properties officeooo:rsid="00999ac9"/>
    </style:style>
    <style:style style:name="T57" style:family="text">
      <style:text-properties officeooo:rsid="009a9c7f"/>
    </style:style>
    <style:style style:name="T58" style:family="text">
      <style:text-properties officeooo:rsid="009c8c33"/>
    </style:style>
    <style:style style:name="T59" style:family="text">
      <style:text-properties officeooo:rsid="009f6424"/>
    </style:style>
    <style:style style:name="T60" style:family="text">
      <style:text-properties officeooo:rsid="00a12330"/>
    </style:style>
    <style:style style:name="T61" style:family="text">
      <style:text-properties officeooo:rsid="00a36eae"/>
    </style:style>
    <style:style style:name="T62" style:family="text">
      <style:text-properties officeooo:rsid="00a6631e"/>
    </style:style>
    <style:style style:name="T63" style:family="text">
      <style:text-properties officeooo:rsid="00a9674e"/>
    </style:style>
    <style:style style:name="T64" style:family="text">
      <style:text-properties officeooo:rsid="00ab3247"/>
    </style:style>
    <style:style style:name="T65" style:family="text">
      <style:text-properties officeooo:rsid="00aee54f"/>
    </style:style>
    <style:style style:name="T66" style:family="text">
      <style:text-properties officeooo:rsid="00afb9b2"/>
    </style:style>
    <style:style style:name="T67" style:family="text">
      <style:text-properties officeooo:rsid="00b1a212"/>
    </style:style>
    <style:style style:name="T68" style:family="text">
      <style:text-properties officeooo:rsid="00b32663"/>
    </style:style>
    <style:style style:name="T69" style:family="text">
      <style:text-properties officeooo:rsid="00b89a8e"/>
    </style:style>
    <style:style style:name="T70" style:family="text">
      <style:text-properties officeooo:rsid="00b99336"/>
    </style:style>
    <style:style style:name="T71" style:family="text">
      <style:text-properties officeooo:rsid="00bac81d"/>
    </style:style>
    <style:style style:name="T72" style:family="text">
      <style:text-properties officeooo:rsid="00badaef"/>
    </style:style>
    <style:style style:name="T73" style:family="text">
      <style:text-properties officeooo:rsid="00bcc5f2"/>
    </style:style>
    <style:style style:name="T74" style:family="text">
      <style:text-properties officeooo:rsid="00bd4cad"/>
    </style:style>
    <style:style style:name="T75" style:family="text">
      <style:text-properties officeooo:rsid="00bee3a4"/>
    </style:style>
    <style:style style:name="T76" style:family="text">
      <style:text-properties officeooo:rsid="00c0773c"/>
    </style:style>
    <style:style style:name="T77" style:family="text">
      <style:text-properties officeooo:rsid="00c10893"/>
    </style:style>
    <style:style style:name="T78" style:family="text">
      <style:text-properties officeooo:rsid="00c2476e"/>
    </style:style>
    <style:style style:name="T79" style:family="text">
      <style:text-properties officeooo:rsid="00c422c5"/>
    </style:style>
    <style:style style:name="T80" style:family="text">
      <style:text-properties officeooo:rsid="00c4f561"/>
    </style:style>
    <style:style style:name="T81" style:family="text">
      <style:text-properties officeooo:rsid="00c75ace"/>
    </style:style>
    <style:style style:name="T82" style:family="text">
      <style:text-properties officeooo:rsid="00c9a77f"/>
    </style:style>
    <style:style style:name="T83" style:family="text">
      <style:text-properties officeooo:rsid="001c3b4f"/>
    </style:style>
    <style:style style:name="T84" style:family="text">
      <style:text-properties officeooo:rsid="00cbfb0d"/>
    </style:style>
    <style:style style:name="T85" style:family="text">
      <style:text-properties officeooo:rsid="00cc8444"/>
    </style:style>
    <style:style style:name="T86" style:family="text">
      <style:text-properties officeooo:rsid="00cca4b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nary Protocol Description Standard</text:p>
      <text:p text:style-name="P2"/>
      <text:p text:style-name="P2">1.0</text:p>
      <text:p text:style-name="P5"/>
      <text:h text:style-name="P77" text:outline-level="2">Rationale</text:h>
      <text:p text:style-name="P76">When working with binary protocols the format and details of the documentation have been incons<text:span text:style-name="T63">is</text:span>t<text:span text:style-name="T63">e</text:span>nt and often hard to follow. <text:s/>The binary protocol <text:span text:style-name="T82">d</text:span>escription standard <text:span text:style-name="T1">(BPDS) </text:span>tries to fix this, using a standard format that is human readable, intuitive, and text based. <text:s/><text:span text:style-name="T1">The hope is that will improve the readability of the documentation for byte based protocols.</text:span></text:p>
      <text:p text:style-name="P75">The format was designed to be used by humans to document byte based binary protocols in a simple to understand format. <text:s/>It tries to keep things simple whenever possible, and doesn't try to cover every possible use case. <text:s/>BPDS does not try to represent possible states, message responses, the flow of a protocol, handshaking, or how the protocol should be used. It just tries to explain the structure of a packet of data, not how to work with it.</text:p>
      <text:p text:style-name="P75">BPDS was also designed so that a machine can parse a BPDS definition and be able to decode what bytes in a protocol are for what. It cannot interpret the meaning of a byte, only extract the structure of the packet, knowing how to recognize the start and end of the packet and label the parts.</text:p>
      <text:h text:style-name="Heading_20_1" text:outline-level="1">Example</text:h>
      <text:p text:style-name="Text_20_body"><text:span text:style-name="T35">We start with an example to give an idea of how this works</text:span>.</text:p>
      <text:p text:style-name="Code">&lt;Header=0xFF&gt;&lt;Version&gt;&lt;<text:span text:style-name="T66">Prop&gt;</text:span>&lt;Cmd&gt;&lt;Len:2&gt;&lt;Data:Len&gt;&lt;Footer=0x77&gt;</text:p>
      <text:p text:style-name="P6">This is a generic description of a made up protocol. <text:s/>You can see that it starts with a header set to the value 0xFF followed by the version. <text:s/><text:span text:style-name="T84">This is followed by prop that is a bit field (1 byte in size)</text:span> and <text:span text:style-name="T84">then </text:span>the command, because there is no size provided then these are 1 byte each. <text:s/>The length is next and the :2 tells us that it's 2 bytes. <text:s/>The length is followed by the data and we can see the size is a field 'Len' so there will be 'Len' bytes of data <text:span text:style-name="T36">(that we can only determine when we read a packet)</text:span>. <text:s/>The data will be followed by a footer byte that is always set to 0x77. </text:p>
      <text:p text:style-name="P6">So you would expect to see a data stream something like:</text:p>
      <text:p text:style-name="Code">0xFF 0x01 <text:span text:style-name="T66">0x00 </text:span>0x01 0x00 0x08 0x64 0x64 0x10 0x10 0x00 0xFF 0x00 0x00 0x77</text:p>
      <text:p text:style-name="P6"><text:span text:style-name="T37">Documented</text:span> in <text:span text:style-name="T39">A</text:span>utodoc format (<text:span text:style-name="T38">as</text:span> a <text:span text:style-name="T37">C </text:span>comment):</text:p>
      <text:p text:style-name="Code">/*******************************************************************************</text:p>
      <text:p text:style-name="Code"><text:s/>* NAME:</text:p>
      <text:p text:style-name="Code"><text:s/>* <text:s text:c="3"/>Command Protocol</text:p>
      <text:p text:style-name="Code"><text:s/>*</text:p>
      <text:p text:style-name="Code"><text:s/>* SYNOPSIS:</text:p>
      <text:p text:style-name="Code"><text:s/>* <text:s text:c="3"/>&lt;Header=0xFF&gt;&lt;Version&gt;&lt;<text:span text:style-name="T60">Prop</text:span>&gt;&lt;Cmd&gt;&lt;Len:2&gt;&lt;Data:Len&gt;&lt;Footer=0x77&gt;</text:p>
      <text:p text:style-name="Code"><text:s/>*</text:p>
      <text:p text:style-name="Code"><text:s/>* PARAMETERS:</text:p>
      <text:p text:style-name="Code"><text:s/>* <text:s text:c="3"/>Head<text:span text:style-name="T73">er</text:span> -- Marker used for resyncing. <text:s/>Always 0xFF.</text:p>
      <text:p text:style-name="Code"><text:s/>* <text:s text:c="3"/>Version -- What version of the protocol we are using. <text:s/>Currently only</text:p>
      <text:p text:style-name="Code"><text:s/>* <text:s text:c="14"/>version 1 is defined.</text:p>
      <text:p text:style-name="P65"><text:s/><text:span text:style-name="T59">* <text:s text:c="3"/></text:span><text:span text:style-name="T60">Prop</text:span><text:span text:style-name="T59"> -- What optional </text:span><text:span text:style-name="T60">properties </text:span><text:span text:style-name="T59">are included in this packet. <text:s/>This is a bit</text:span></text:p>
      <text:p text:style-name="P66"><text:s/>* <text:s text:c="11"/>field where:</text:p>
      <text:p text:style-name="P66"><text:s/><text:span text:style-name="T60">* <text:s text:c="14"/>0x01 -- Transparency</text:span></text:p>
      <text:p text:style-name="P66"><text:s/><text:span text:style-name="T60">* <text:s text:c="14"/>0x02 -- Fill style</text:span></text:p>
      <text:p text:style-name="P66"><text:s/><text:span text:style-name="T60">* <text:s text:c="14"/>0x04 -- Border</text:span></text:p>
      <text:p text:style-name="Code"><text:soft-page-break/><text:s/>* <text:s text:c="3"/>Cmd -- What command we are going to be executing. <text:s/>See details below</text:p>
      <text:p text:style-name="Code"><text:s/>* <text:s text:c="10"/>for a description of available commands.</text:p>
      <text:p text:style-name="Code"><text:s/>* <text:s text:c="3"/>Len -- The length of the 'Data'. <text:s/>This does not include the 'Footer',</text:p>
      <text:p text:style-name="Code"><text:s/>* <text:s text:c="10"/>only the data itself. <text:s/>This is in big endian.</text:p>
      <text:p text:style-name="Code"><text:s/>* <text:s text:c="3"/>Data -- The data for this command. <text:s/>The size will depend on the command.</text:p>
      <text:p text:style-name="Code"><text:s/>* <text:s text:c="3"/>Footer -- Marker used for resyncing. <text:s/>Always 0x77.</text:p>
      <text:p text:style-name="Code"><text:s/>*</text:p>
      <text:p text:style-name="Code"><text:s/>* FUNCTION:</text:p>
      <text:p text:style-name="Code"><text:s/>* <text:s text:c="3"/>This is general packet format for sending commands to the graphic</text:p>
      <text:p text:style-name="Code"><text:s/>* <text:s text:c="3"/>processor system.</text:p>
      <text:p text:style-name="Code"><text:s/>*</text:p>
      <text:p text:style-name="Code"><text:s/>* REPLY:</text:p>
      <text:p text:style-name="Code"><text:s/>* <text:s text:c="3"/>Replies will <text:span text:style-name="T62">be </text:span>an acknowledge packet.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p text:style-name="Text_20_body"/>
      <text:p text:style-name="Text_20_body">As you can see when used with an <text:span text:style-name="T39">A</text:span>utodoc style comment it is very effective at explaining the protocol and can be included directly with the handling code.</text:p>
      <text:h text:style-name="P1" text:outline-level="2"><text:bookmark text:name="Goals"/>Goals</text:h>
      <text:p text:style-name="P80">The binary protocol <text:span text:style-name="T82">d</text:span><text:span text:style-name="T83">escription</text:span> standard has a number of goals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h text:style-name="P42" text:outline-level="2">Human readable</text:h>
          </table:table-cell>
          <table:table-cell table:style-name="Table12.B1" office:value-type="string">
            <text:h text:style-name="P47" text:outline-level="2">AscII characters are used for the symbols that mark parts of the specification, these are easy to pick out from the text and are used extensively in programming. <text:s/>The field names and labels are human readable strings.</text:h>
          </table:table-cell>
        </table:table-row>
        <table:table-row>
          <table:table-cell table:style-name="Table12.A2" office:value-type="string">
            <text:h text:style-name="P42" text:outline-level="2">Machine readable</text:h>
          </table:table-cell>
          <table:table-cell table:style-name="Table12.B2" office:value-type="string">
            <text:h text:style-name="P42" text:outline-level="2"><text:span text:style-name="T40">Computers should be able to parse a BPDS </text:span><text:span text:style-name="T41">definition </text:span><text:span text:style-name="T40">string to be able to act on a byte stream encoded in that format. <text:s/>This is useful for things like generic highlighters or error checkers.</text:span></text:h>
          </table:table-cell>
        </table:table-row>
        <table:table-row>
          <table:table-cell table:style-name="Table12.A2" office:value-type="string">
            <text:h text:style-name="P42" text:outline-level="2">Intuitive</text:h>
          </table:table-cell>
          <table:table-cell table:style-name="Table12.B2" office:value-type="string">
            <text:h text:style-name="P43" text:outline-level="2"><text:span text:style-name="T40">Someone should be able to look at a BPDS </text:span><text:span text:style-name="T41">definition </text:span><text:span text:style-name="T40">string and more or less understand how to interpret the meaning without needing to read a document explaining what BPDS is or how it works.</text:span></text:h>
          </table:table-cell>
        </table:table-row>
        <table:table-row table:style-name="Table12.4">
          <table:table-cell table:style-name="Table12.A2" office:value-type="string">
            <text:h text:style-name="P42" text:outline-level="2">Single line</text:h>
          </table:table-cell>
          <table:table-cell table:style-name="Table12.B2" office:value-type="string">
            <text:h text:style-name="P48" text:outline-level="2">A single line should be able to describe a packet. <text:s/>This keeps the description compact and allows it be added to larger documents.</text:h>
          </table:table-cell>
        </table:table-row>
        <table:table-row>
          <table:table-cell table:style-name="Table12.A2" office:value-type="string">
            <text:h text:style-name="P42" text:outline-level="2">Text based</text:h>
          </table:table-cell>
          <table:table-cell table:style-name="Table12.B2" office:value-type="string">
            <text:h text:style-name="P49" text:outline-level="2">Sticking with a text based description means it can be easily copied and embedded in other documents like in source code.</text:h>
          </table:table-cell>
        </table:table-row>
        <table:table-row>
          <table:table-cell table:style-name="Table12.A2" office:value-type="string">
            <text:h text:style-name="P42" text:outline-level="2">Byte based</text:h>
          </table:table-cell>
          <table:table-cell table:style-name="Table12.B2" office:value-type="string">
            <text:h text:style-name="P49" text:outline-level="2">Most protocols are byte-based. <text:s/><text:span text:style-name="T76">Supporting arbitrary bit-level protocols would significantly increase complexity and is therefore intentionally excluded.</text:span></text:h>
          </table:table-cell>
        </table:table-row>
      </table:table>
      <text:h text:style-name="Heading_20_1" text:outline-level="1"><text:bookmark text:name="Terminology"/><text:soft-page-break/>Terminology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Field</text:p>
          </table:table-cell>
          <table:table-cell table:style-name="Table2.B1" office:value-type="string">
            <text:p text:style-name="P25"><text:span text:style-name="T42">A grouping of bytes that form a</text:span>n element of the protocol. <text:s/>This maybe a <text:span text:style-name="T42">single </text:span>byte or multiple bytes together. <text:s/>This identifies a part of the message. <text:s/>For example, the length would be considered a field that indicates the length in the message.</text:p>
          </table:table-cell>
        </table:table-row>
        <table:table-row table:style-name="Table2.1">
          <table:table-cell table:style-name="Table2.A2" office:value-type="string">
            <text:p text:style-name="P18"><text:span text:style-name="T6">L</text:span>iteral</text:p>
          </table:table-cell>
          <table:table-cell table:style-name="Table2.B2" office:value-type="string">
            <text:p text:style-name="P26">A constant value that must match this value in the byte stream.</text:p>
          </table:table-cell>
        </table:table-row>
        <table:table-row table:style-name="Table2.1">
          <table:table-cell table:style-name="Table2.A2" office:value-type="string">
            <text:p text:style-name="P17"><text:span text:style-name="T6">S</text:span>ymbol</text:p>
          </table:table-cell>
          <table:table-cell table:style-name="Table2.B2" office:value-type="string">
            <text:p text:style-name="P17"><text:span text:style-name="T7">A byte that is recognized as having meaning in the BPDS. <text:s/>For example, </text:span><text:span text:style-name="T78">'</text:span><text:span text:style-name="T7">&lt;</text:span><text:span text:style-name="T78">'</text:span><text:span text:style-name="T7"> </text:span><text:span text:style-name="T8">and </text:span><text:span text:style-name="T78">'</text:span><text:span text:style-name="T7">&gt;</text:span><text:span text:style-name="T78">' </text:span><text:span text:style-name="T7">mark the start and end of a field.</text:span></text:p>
          </table:table-cell>
        </table:table-row>
        <table:table-row table:style-name="Table2.1">
          <table:table-cell table:style-name="Table2.A2" office:value-type="string">
            <text:p text:style-name="P17"><text:span text:style-name="T6">F</text:span>ield name</text:p>
          </table:table-cell>
          <table:table-cell table:style-name="Table2.B2" office:value-type="string">
            <text:p text:style-name="P27">The name of a field. <text:s/><text:span text:style-name="T43">This is </text:span>alpha numeric, <text:span text:style-name="T43">starting with a letter.</text:span></text:p>
          </table:table-cell>
        </table:table-row>
        <table:table-row table:style-name="Table2.1">
          <table:table-cell table:style-name="Table2.A2" office:value-type="string">
            <text:p text:style-name="P63">Label</text:p>
          </table:table-cell>
          <table:table-cell table:style-name="Table2.B2" office:value-type="string">
            <text:p text:style-name="P63">When a size refers to a previous field name it is called a label.</text:p>
          </table:table-cell>
        </table:table-row>
        <table:table-row table:style-name="Table2.1">
          <table:table-cell table:style-name="Table2.A2" office:value-type="string">
            <text:p text:style-name="P17"><text:span text:style-name="T6">V</text:span>alue</text:p>
          </table:table-cell>
          <table:table-cell table:style-name="Table2.B2" office:value-type="string">
            <text:p text:style-name="P68">The value of a field when a literal is used. <text:s/>This maybe a number or a string.</text:p>
          </table:table-cell>
        </table:table-row>
        <table:table-row table:style-name="Table2.1">
          <table:table-cell table:style-name="Table2.A2" office:value-type="string">
            <text:p text:style-name="P21">Attribute</text:p>
          </table:table-cell>
          <table:table-cell table:style-name="Table2.B2" office:value-type="string">
            <text:p text:style-name="P21">A<text:span text:style-name="T22">n</text:span> attribute is a symbol that modifies a field. <text:s/>An example is the Size (:) attribute.</text:p>
          </table:table-cell>
        </table:table-row>
        <table:table-row table:style-name="Table2.1">
          <table:table-cell table:style-name="Table2.A2" office:value-type="string">
            <text:p text:style-name="P58">Definition</text:p>
          </table:table-cell>
          <table:table-cell table:style-name="Table2.B2" office:value-type="string">
            <text:p text:style-name="P58">The whole BPDS string that defines a matching set of fields.</text:p>
          </table:table-cell>
        </table:table-row>
      </table:table>
      <text:h text:style-name="P81" text:outline-level="1"><text:span text:style-name="T33">F</text:span>ormat</text:h>
      <text:h text:style-name="P1" text:outline-level="2"><text:bookmark text:name="Symbols"/>Symbol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8">Symbol</text:p>
            </table:table-cell>
            <table:table-cell table:style-name="Table1.B1" office:value-type="string">
              <text:p text:style-name="P28">Name</text:p>
            </table:table-cell>
            <table:table-cell table:style-name="Table1.C1" office:value-type="string">
              <text:p text:style-name="P28">Description</text:p>
            </table:table-cell>
            <table:table-cell table:style-name="Table1.D1" office:value-type="string">
              <text:p text:style-name="P29">Value</text:p>
            </table:table-cell>
          </table:table-row>
        </table:table-header-rows>
        <table:table-row>
          <table:table-cell table:style-name="Table1.A2" office:value-type="string">
            <text:p text:style-name="P3">&lt;&gt;</text:p>
          </table:table-cell>
          <table:table-cell table:style-name="Table1.B2" office:value-type="string">
            <text:p text:style-name="P10"><text:span text:style-name="T24">F</text:span>ield</text:p>
          </table:table-cell>
          <table:table-cell table:style-name="Table1.C2" office:value-type="string">
            <text:p text:style-name="P11">Marks the start <text:span text:style-name="T24">and end </text:span>of a field. <text:s/><text:span text:style-name="T24">A field group </text:span><text:span text:style-name="T25">multiple bytes together </text:span><text:span text:style-name="T24">and marks an element in the protocol.</text:span></text:p>
          </table:table-cell>
          <table:table-cell table:style-name="Table1.D2" office:value-type="string">
            <text:p text:style-name="P60">0x3C <text:span text:style-name="T24">0x3E</text:span></text:p>
          </table:table-cell>
        </table:table-row>
        <table:table-row>
          <table:table-cell table:style-name="Table1.A3" office:value-type="string">
            <text:p text:style-name="P9">Literal</text:p>
          </table:table-cell>
          <table:table-cell table:style-name="Table1.B3" office:value-type="string">
            <text:p text:style-name="P8">Literal <text:span text:style-name="T81">v</text:span>alue</text:p>
          </table:table-cell>
          <table:table-cell table:style-name="Table1.C3" office:value-type="string">
            <text:p text:style-name="P12">This byte does not have a name and is just the literal value. <text:s/><text:span text:style-name="T63">If this</text:span><text:span text:style-name="T4"> </text:span><text:span text:style-name="T44">is </text:span><text:span text:style-name="T4">a number can uses C number prefixes (0x for hex, 0 for octal, etc) </text:span><text:span text:style-name="T44">or a string surrounded by quotes (</text:span>"<text:span text:style-name="T44">).</text:span></text:p>
          </table:table-cell>
          <table:table-cell table:style-name="Table1.D3" office:value-type="string">
            <text:p text:style-name="P8"/>
          </table:table-cell>
        </table:table-row>
        <table:table-row>
          <table:table-cell table:style-name="Table1.A3" office:value-type="string">
            <text:p text:style-name="P9">=</text:p>
          </table:table-cell>
          <table:table-cell table:style-name="Table1.B4" office:value-type="string">
            <text:p text:style-name="P8">Assigned <text:span text:style-name="T81">v</text:span>alue</text:p>
          </table:table-cell>
          <table:table-cell table:style-name="Table1.C4" office:value-type="string">
            <text:p text:style-name="P13"><text:span text:style-name="T3">The field will be have this </text:span>value (or set of values). <text:s/><text:span text:style-name="T3">This is the same as a literal but comes after the name of the field.</text:span></text:p>
          </table:table-cell>
          <table:table-cell table:style-name="Table1.D4" office:value-type="string">
            <text:p text:style-name="P60">0x3D</text:p>
          </table:table-cell>
        </table:table-row>
        <table:table-row>
          <table:table-cell table:style-name="Table1.A3" office:value-type="string">
            <text:p text:style-name="P15">|</text:p>
          </table:table-cell>
          <table:table-cell table:style-name="Table1.B4" office:value-type="string">
            <text:p text:style-name="P64">OR</text:p>
          </table:table-cell>
          <table:table-cell table:style-name="Table1.C5" office:value-type="string">
            <text:p text:style-name="P16">Can only be used <text:span text:style-name="T45">with</text:span> values. <text:s/>When you want to use a set of values instead of just one you place an | between the values and it counts as this value or this other value.</text:p>
          </table:table-cell>
          <table:table-cell table:style-name="Table1.D5" office:value-type="string">
            <text:p text:style-name="P60">0x7C</text:p>
          </table:table-cell>
        </table:table-row>
        <table:table-row>
          <table:table-cell table:style-name="Table1.A3" office:value-type="string">
            <text:p text:style-name="P14">:</text:p>
          </table:table-cell>
          <table:table-cell table:style-name="Table1.B6" office:value-type="string">
            <text:p text:style-name="P8">Size</text:p>
          </table:table-cell>
          <table:table-cell table:style-name="Table1.C6" office:value-type="string">
            <text:p text:style-name="P13">The number of bytes this field is (if not provided defaults to 1, so "cmd" and "cmd:1" are the same).</text:p>
          </table:table-cell>
          <table:table-cell table:style-name="Table1.D6" office:value-type="string">
            <text:p text:style-name="P60">0x3A</text:p>
          </table:table-cell>
        </table:table-row>
        <table:table-row>
          <table:table-cell table:style-name="Table1.A7" office:value-type="string">
            <text:p text:style-name="P14">...</text:p>
          </table:table-cell>
          <table:table-cell table:style-name="Table1.B7" office:value-type="string">
            <text:p text:style-name="P8">Variable <text:span text:style-name="T65">size</text:span></text:p>
          </table:table-cell>
          <table:table-cell table:style-name="Table1.C7" office:value-type="string">
            <text:p text:style-name="P69">This is only used as a <text:span text:style-name="T78">'</text:span>Size<text:span text:style-name="T78">'</text:span> with the size symbol (:). <text:s/>It matches any number of bytes until it finds a match for the next field. <text:s/>This size can match 0 bytes. <text:s/><text:span text:style-name="T69">You must have some kind of terminating field following this as otherwise there is no way to end the stream.</text:span></text:p>
          </table:table-cell>
          <table:table-cell table:style-name="Table1.D7" office:value-type="string">
            <text:p text:style-name="P60">0x2E 0x2E 0x2E</text:p>
          </table:table-cell>
        </table:table-row>
        <table:table-row>
          <table:table-cell table:style-name="Table1.A8" office:value-type="string">
            <text:p text:style-name="P9">"</text:p>
          </table:table-cell>
          <table:table-cell table:style-name="Table1.B8" office:value-type="string">
            <text:p text:style-name="P61">Quote</text:p>
          </table:table-cell>
          <table:table-cell table:style-name="Table1.C8" office:value-type="string">
            <text:p text:style-name="P62">A quote that marks the start <text:span text:style-name="T46">and end </text:span>of a string value. <text:s/>Used with <text:soft-page-break/>string literals.</text:p>
          </table:table-cell>
          <table:table-cell table:style-name="Table1.D8" office:value-type="string">
            <text:p text:style-name="P62">0x22<text:soft-page-break/></text:p>
          </table:table-cell>
        </table:table-row>
      </table:table>
      <text:p text:style-name="P8"/>
      <text:h text:style-name="Heading_20_3" text:outline-level="3"><text:span text:style-name="T31">F</text:span>ield<text:span text:style-name="T31">s</text:span></text:h>
      <text:p text:style-name="P19"><text:span text:style-name="T9">A field start</text:span><text:span text:style-name="T74">s</text:span><text:span text:style-name="T9"> with </text:span><text:span text:style-name="T75">the</text:span><text:span text:style-name="T9"> </text:span><text:span text:style-name="T78">'</text:span><text:span text:style-name="T9">&lt;</text:span><text:span text:style-name="T78">'</text:span><text:span text:style-name="T9"> </text:span><text:span text:style-name="T26">symbol </text:span><text:span text:style-name="T9">and ends with </text:span><text:span text:style-name="T75">the</text:span><text:span text:style-name="T9"> </text:span><text:span text:style-name="T78">'</text:span><text:span text:style-name="T9">&gt;</text:span><text:span text:style-name="T78">'</text:span><text:span text:style-name="T9"> symbol. <text:s/></text:span><text:span text:style-name="T27">A field is a group of bytes together and makes up a </text:span><text:span text:style-name="T32">base </text:span><text:span text:style-name="T27">element in the protocol. <text:s/>A field include</text:span><text:span text:style-name="T29">s</text:span><text:span text:style-name="T27"> information about the group such </text:span><text:span text:style-name="T28">as size, </text:span><text:span text:style-name="T29">literal </text:span><text:span text:style-name="T28">values, </text:span><text:span text:style-name="T29">and </text:span><text:span text:style-name="T28">type information.</text:span></text:p>
      <text:p text:style-name="P23">If the field is a literal then it is just the literal and does not use any other attributes expect the <text:span text:style-name="T30">OR</text:span> (|) attribute. <text:s/>The literal can be a number or a string <text:span text:style-name="T70">(but not both)</text:span>. <text:s/>If it<text:span text:style-name="T78">'</text:span>s a number then it uses <text:span text:style-name="T4">C number prefixes (0x for hex, 0 for octal, etc) </text:span>and can be any number of bytes <text:span text:style-name="T34">(</text:span>although <text:span text:style-name="T34">going over </text:span>8 bytes (64 bit) <text:span text:style-name="T34">might make parser</text:span><text:span text:style-name="T47">s</text:span><text:span text:style-name="T34"> fail)</text:span>.</text:p>
      <text:p text:style-name="P23">If it<text:span text:style-name="T78">'</text:span>s a string then it <text:span text:style-name="T67">will have </text:span>quotes around it and will <text:span text:style-name="T67">have a </text:span>size the same as the string length. <text:s/>For example, &lt;"<text:span text:style-name="T10">Dog"</text:span>|"Fish"&gt; <text:span text:style-name="T48">will match a 3 byte string or a 4 byte string.</text:span></text:p>
      <text:p text:style-name="P22">If the field is not a literal then it starts with the name of the field followed by any attributes. <text:s/>For example, &lt;Start&gt;, &lt;Start:2&gt;, &lt;Start=0xFF&gt;.</text:p>
      <text:h text:style-name="Heading_20_4" text:outline-level="4">Example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ext_20_body">&lt;<text:span text:style-name="T10">0x55&gt;</text:span></text:p>
          </table:table-cell>
          <table:table-cell table:style-name="Table3.B1" office:value-type="string">
            <text:p text:style-name="P30">A literal that must be 55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0">0x55|0xAA&gt;</text:span></text:p>
          </table:table-cell>
          <table:table-cell table:style-name="Table3.B2" office:value-type="string">
            <text:p text:style-name="P30">A literal that must be 55 hex OR AA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32</text:span><text:span text:style-name="T10">&gt;</text:span></text:p>
          </table:table-cell>
          <table:table-cell table:style-name="Table3.B2" office:value-type="string">
            <text:p text:style-name="Text_20_body"><text:span text:style-name="T10">A literal that must the </text:span><text:span text:style-name="T11">32</text:span><text:span text:style-name="T10"> decimal.</text:span></text:p>
          </table:table-cell>
        </table:table-row>
        <table:table-row table:style-name="Table3.1">
          <table:table-cell table:style-name="Table3.A2" office:value-type="string">
            <text:p text:style-name="Text_20_body">&lt;"<text:span text:style-name="T10">Cat"&gt;</text:span></text:p>
          </table:table-cell>
          <table:table-cell table:style-name="Table3.B2" office:value-type="string">
            <text:p text:style-name="P30">A literal that must match 0x43, 0x61, <text:span text:style-name="T49">and </text:span>0x74</text:p>
          </table:table-cell>
        </table:table-row>
        <table:table-row table:style-name="Table3.1">
          <table:table-cell table:style-name="Table3.A2" office:value-type="string">
            <text:p text:style-name="P24">&lt;"<text:span text:style-name="T10">Cat"|"Dog"&gt;</text:span></text:p>
          </table:table-cell>
          <table:table-cell table:style-name="Table3.B2" office:value-type="string">
            <text:p text:style-name="P31">A literal that must match 0x43, 0x61, <text:span text:style-name="T49">and </text:span>0x74 OR 0x44 0x6F <text:span text:style-name="T49">and </text:span>0x67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0">Start&gt;</text:span></text:p>
          </table:table-cell>
          <table:table-cell table:style-name="Table3.B2" office:value-type="string">
            <text:p text:style-name="P30">A field with the name of "Start". <text:s/>It can be any 1 byte value (the value doesn<text:span text:style-name="T78">'</text:span>t mater only that it is 1 byte long)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0">Start:2&gt;</text:span></text:p>
          </table:table-cell>
          <table:table-cell table:style-name="Table3.B2" office:value-type="string">
            <text:p text:style-name="P30">A field with the name "Start" that is 2 bytes in length. <text:s/>The value doesn<text:span text:style-name="T78">'</text:span>t mater, just that it is 2 bytes in length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0">Start=0x55&gt;</text:span></text:p>
          </table:table-cell>
          <table:table-cell table:style-name="Table3.B2" office:value-type="string">
            <text:p text:style-name="P30">A field with the name "Start" that is 1 byte long and must be the value 55 Hex.</text:p>
          </table:table-cell>
        </table:table-row>
      </table:table>
      <text:h text:style-name="Heading_20_3" text:outline-level="3">Literal Value</text:h>
      <text:p text:style-name="P78">A literal value is a constant value that must match. <text:s/><text:span text:style-name="T13">These are numbers or strings.</text:span></text:p>
      <text:p text:style-name="P78"><text:span text:style-name="T14">Numbers </text:span><text:span text:style-name="T4">use C </text:span><text:span text:style-name="T77">language literal n</text:span><text:span text:style-name="T4">umber prefixes. <text:s/></text:span><text:span text:style-name="T77">Supported prefixes:</text:span></text:p>
      <text:list text:style-name="L1">
        <text:list-item>
          <text:p text:style-name="P83">Decimal (base 10) -- No prefix is used. <text:s/>The number starts with a non-zero digit. <text:s/>Example 123, 45, etc.</text:p>
        </text:list-item>
        <text:list-item>
          <text:p text:style-name="P83">Octal (base 8) -- The number is prefixed with a single zero (0). <text:s/>Example 076, 012, etc.</text:p>
        </text:list-item>
        <text:list-item>
          <text:p text:style-name="P83">Hexadecimal (base 16) -- The number is prefixed with 0x or 0X. <text:s/>Example 0x2A, 0XFf, etc.</text:p>
        </text:list-item>
        <text:list-item>
          <text:p text:style-name="P83"><text:soft-page-break/>Binary (base 2) -- The number is prefixed with 0b or 0B. <text:s/>Example 0b1010, 0B10, etc.</text:p>
        </text:list-item>
      </text:list>
      <text:p text:style-name="P78"><text:span text:style-name="T13">Strings are wrapped in quotes</text:span><text:span text:style-name="T77">. <text:s/></text:span><text:span text:style-name="T79">Quotes nest, so this means that quotes are counted, there must always </text:span><text:span text:style-name="T80">a matching end quote for every quote in the literal. <text:s/>There is no need to escape the quotes inside literals.</text:span></text:p>
      <text:h text:style-name="Heading_20_4" text:outline-level="4">Example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&lt;0xFF&gt;</text:p>
          </table:table-cell>
          <table:table-cell table:style-name="Table4.B1" office:value-type="string">
            <text:p text:style-name="P32">Must match the value 255</text:p>
          </table:table-cell>
        </table:table-row>
        <table:table-row table:style-name="Table4.1">
          <table:table-cell table:style-name="Table4.A2" office:value-type="string">
            <text:p text:style-name="P32">&lt;0xFF|0xEE&gt;</text:p>
          </table:table-cell>
          <table:table-cell table:style-name="Table4.B2" office:value-type="string">
            <text:p text:style-name="P32">Can match 0xFF OR 0xEE</text:p>
          </table:table-cell>
        </table:table-row>
        <table:table-row table:style-name="Table4.1">
          <table:table-cell table:style-name="Table4.A2" office:value-type="string">
            <text:p text:style-name="P32">&lt;"Hello"&gt;</text:p>
          </table:table-cell>
          <table:table-cell table:style-name="Table4.B2" office:value-type="string">
            <text:p text:style-name="P32">Must match 0x48 0x65 0x6c 0x6c 0x6f</text:p>
          </table:table-cell>
        </table:table-row>
        <table:table-row table:style-name="Table4.1">
          <table:table-cell table:style-name="Table4.A2" office:value-type="string">
            <text:p text:style-name="P32">&lt;"<text:span text:style-name="T16">Hello"|"Bye"&gt;</text:span></text:p>
          </table:table-cell>
          <table:table-cell table:style-name="Table4.B2" office:value-type="string">
            <text:p text:style-name="P33">Can match <text:span text:style-name="T15">0x48 0x65 0x6c 0x6c 0x6f, </text:span>OR 0x42 0x79 0x65</text:p>
          </table:table-cell>
        </table:table-row>
        <table:table-row table:style-name="Table4.1">
          <table:table-cell table:style-name="Table4.A2" office:value-type="string">
            <text:p text:style-name="P32">&lt;<text:span text:style-name="T79">"Nested"quotes"Here"&gt;</text:span></text:p>
          </table:table-cell>
          <table:table-cell table:style-name="Table4.B2" office:value-type="string">
            <text:p text:style-name="P79">Must match 0x4e 0x65 0x73 0x74 0x65 0x64 0x22 0x71 0x75 0x6f 0x74 0x65 0x73 0x22 0x48 0x65 0x72 0x65</text:p>
          </table:table-cell>
        </table:table-row>
      </table:table>
      <text:h text:style-name="Heading_20_3" text:outline-level="3">Assigned value</text:h>
      <text:p text:style-name="P33">The assigned value is the same as a Literal value but with a field name. <text:s/>The literal value is after a equal sign (=) and follows the same rules as a literal.</text:p>
      <text:h text:style-name="Heading_20_4" text:outline-level="4">Exampl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ext_20_body">&lt;<text:span text:style-name="T16">Name=0xFF&gt;</text:span></text:p>
          </table:table-cell>
          <table:table-cell table:style-name="Table5.B1" office:value-type="string">
            <text:p text:style-name="P34">Field has the name "Name" as must match the value 0xFF</text:p>
          </table:table-cell>
        </table:table-row>
        <table:table-row>
          <table:table-cell table:style-name="Table5.A2" office:value-type="string">
            <text:p text:style-name="Text_20_body">&lt;<text:span text:style-name="T16">Start=0xFF|0xEE&gt;</text:span></text:p>
          </table:table-cell>
          <table:table-cell table:style-name="Table5.B2" office:value-type="string">
            <text:p text:style-name="P34">Field has the name "Start" and can match 0xFF or 0xEE</text:p>
          </table:table-cell>
        </table:table-row>
        <table:table-row>
          <table:table-cell table:style-name="Table5.A2" office:value-type="string">
            <text:p text:style-name="P36">&lt;<text:span text:style-name="T16">Command="Hello"|"Bye"&gt;</text:span></text:p>
          </table:table-cell>
          <table:table-cell table:style-name="Table5.B2" office:value-type="string">
            <text:p text:style-name="P36"><text:span text:style-name="T16">Field has the name "Command" and can match </text:span><text:span text:style-name="T15">0x48 0x65 0x6c 0x6c 0x6f, </text:span><text:span text:style-name="T16">OR 0x42 0x79 0x65</text:span></text:p>
          </table:table-cell>
        </table:table-row>
      </table:table>
      <text:h text:style-name="Heading_20_3" text:outline-level="3">O<text:span text:style-name="T19">R</text:span></text:h>
      <text:p text:style-name="P37">The <text:span text:style-name="T85">OR</text:span> symbol (|) is used to say any literal from a set of literal can be a match. <text:s/>These can be numbers or strings (but they cannot be mixed). <text:s/>You list all the values you <text:span text:style-name="T72">wish</text:span> to accept with a pipe bar between them. <text:s/>This is valid in assigned values and literal values.</text:p>
      <text:h text:style-name="Heading_20_4" text:outline-level="4">Example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7">&lt;0x55|0xAA|0x00&gt;</text:p>
          </table:table-cell>
          <table:table-cell table:style-name="Table6.B1" office:value-type="string">
            <text:p text:style-name="P37"><text:span text:style-name="T10">A literal that must be 55 hex OR AA hex </text:span>OR 00 hex<text:span text:style-name="T10">.</text:span></text:p>
          </table:table-cell>
        </table:table-row>
        <table:table-row>
          <table:table-cell table:style-name="Table6.A2" office:value-type="string">
            <text:p text:style-name="P38">&lt;<text:span text:style-name="T16">Start=0xFF|0xEE&gt;</text:span></text:p>
          </table:table-cell>
          <table:table-cell table:style-name="Table6.B2" office:value-type="string">
            <text:p text:style-name="P35">Field has the name "Start" and can match 0xFF <text:span text:style-name="T50">OR</text:span> 0xEE</text:p>
          </table:table-cell>
        </table:table-row>
        <table:table-row>
          <table:table-cell table:style-name="Table6.A2" office:value-type="string">
            <text:p text:style-name="P38">&lt;<text:span text:style-name="T16">Command="Hello"|"Bye"&gt;</text:span></text:p>
          </table:table-cell>
          <table:table-cell table:style-name="Table6.B2" office:value-type="string">
            <text:p text:style-name="P38"><text:span text:style-name="T16">Field has the name "Command" and can match </text:span><text:span text:style-name="T15">0x48 0x65 0x6c 0x6c 0x6f, </text:span><text:span text:style-name="T16">OR 0x42 0x79 0x65</text:span></text:p>
          </table:table-cell>
        </table:table-row>
      </table:table>
      <text:h text:style-name="Heading_20_3" text:outline-level="3">Size</text:h>
      <text:p text:style-name="P39">The size symbol tells you how many bytes this field uses. <text:s/>The size symbol uses the colon (:) <text:span text:style-name="T51">and </text:span>must follow a field name. <text:s/>If the size symbol is not provided then the size of the field will be 1 byte.</text:p>
      <text:p text:style-name="P39"><text:soft-page-break/>This can also be the <text:span text:style-name="T52">field </text:span>name of a previous field. In this case what is being stated is that this field is variable length and the number of bytes to expect comes from this previous field <text:span text:style-name="T52">(label)</text:span>.</text:p>
      <text:p text:style-name="P55">This can also be set to variable <text:span text:style-name="T65">size</text:span> (...) in which case it means that the size <text:span text:style-name="T20">of this field is variable and may </text:span><text:span text:style-name="T66">be </text:span><text:span text:style-name="T20">between 0 and unlimited. <text:s/>The field is terminated by the next field. <text:s/>So for example, if a size is variable </text:span><text:span text:style-name="T65">size</text:span><text:span text:style-name="T20"> and the next field is a </text:span><text:span text:style-name="T12">literal </text:span><text:span text:style-name="T20">0x0A then all the bytes between this point and the 0x0A fit into this field. <text:s/>See variable </text:span><text:span text:style-name="T65">size</text:span><text:span text:style-name="T20"> below for more info.</text:span></text:p>
      <text:h text:style-name="Heading_20_4" text:outline-level="4">Example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ext_20_body">&lt;<text:span text:style-name="T17">Len:2&gt;</text:span></text:p>
          </table:table-cell>
          <table:table-cell table:style-name="Table7.B1" office:value-type="string">
            <text:p text:style-name="P53">The length is 2 bytes</text:p>
          </table:table-cell>
        </table:table-row>
        <table:table-row>
          <table:table-cell table:style-name="Table7.A2" office:value-type="string">
            <text:p text:style-name="Text_20_body">&lt;<text:span text:style-name="T17">Data:32&gt;</text:span></text:p>
          </table:table-cell>
          <table:table-cell table:style-name="Table7.B2" office:value-type="string">
            <text:p text:style-name="P53">This field is 32 bytes long</text:p>
          </table:table-cell>
        </table:table-row>
        <table:table-row>
          <table:table-cell table:style-name="Table7.A2" office:value-type="string">
            <text:p text:style-name="Text_20_body">&lt;<text:span text:style-name="T17">Start:2=0xDEAD&gt;</text:span></text:p>
          </table:table-cell>
          <table:table-cell table:style-name="Table7.B2" office:value-type="string">
            <text:p text:style-name="P53">The field "Start" is 2 bytes in size and must match the value 0xDEAD</text:p>
          </table:table-cell>
        </table:table-row>
        <table:table-row>
          <table:table-cell table:style-name="Table7.A2" office:value-type="string">
            <text:p text:style-name="P40">&lt;<text:span text:style-name="T18">Other:3="</text:span><text:span text:style-name="T33">C</text:span><text:span text:style-name="T18">a</text:span><text:span text:style-name="T33">t"</text:span><text:span text:style-name="T18">&gt;</text:span></text:p>
          </table:table-cell>
          <table:table-cell table:style-name="Table7.B2" office:value-type="string">
            <text:p text:style-name="P54">The field "Other" is 3 bytes and must match 0x43 0x61 0x74</text:p>
          </table:table-cell>
        </table:table-row>
        <table:table-row>
          <table:table-cell table:style-name="Table7.A2" office:value-type="string">
            <text:p text:style-name="P40">&lt;<text:span text:style-name="T19">More:Prev&gt;</text:span></text:p>
          </table:table-cell>
          <table:table-cell table:style-name="Table7.B2" office:value-type="string">
            <text:p text:style-name="P41">The field "More" uses the value from the previous "Prev" field.</text:p>
          </table:table-cell>
        </table:table-row>
      </table:table>
      <text:h text:style-name="Heading_20_3" text:outline-level="3"><text:span text:style-name="T65">V</text:span>ariable <text:span text:style-name="T65">Size</text:span></text:h>
      <text:p text:style-name="P56">The variable <text:span text:style-name="T65">size</text:span> symbol (...) means <text:span text:style-name="T21">match</text:span> all bytes until the next field <text:span text:style-name="T21">is satisfied</text:span>.</text:p>
      <text:p text:style-name="P56">For example, if you have &lt;Data:...&gt;&lt;0x0A&gt; this matches all chars until a 0x0A (new line) char is found (the new line will not be part of <text:span text:style-name="T78">'</text:span>Data<text:span text:style-name="T78">'</text:span>). <text:s/>So this will match (\n = 0x0A)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52">Stream</text:p>
            </table:table-cell>
            <table:table-cell table:style-name="Table8.A1" office:value-type="string">
              <text:p text:style-name="P52">Data Field</text:p>
            </table:table-cell>
            <table:table-cell table:style-name="Table8.A1" office:value-type="string">
              <text:p text:style-name="P52">0x0A Field</text:p>
            </table:table-cell>
            <table:table-cell table:style-name="Table8.D1" office:value-type="string">
              <text:p text:style-name="P52">Description</text:p>
            </table:table-cell>
          </table:table-row>
        </table:table-header-rows>
        <table:table-row>
          <table:table-cell table:style-name="Table8.A2" office:value-type="string">
            <text:p text:style-name="P46">Test\n</text:p>
          </table:table-cell>
          <table:table-cell table:style-name="Table8.A2" office:value-type="string">
            <text:p text:style-name="P46">Test</text:p>
          </table:table-cell>
          <table:table-cell table:style-name="Table8.A2" office:value-type="string">
            <text:p text:style-name="P46">0x0A</text:p>
          </table:table-cell>
          <table:table-cell table:style-name="Table8.D2" office:value-type="string">
            <text:p text:style-name="P46">The string "Test" will be in data</text:p>
          </table:table-cell>
        </table:table-row>
        <table:table-row>
          <table:table-cell table:style-name="Table8.A2" office:value-type="string">
            <text:p text:style-name="P46">A long string\n</text:p>
          </table:table-cell>
          <table:table-cell table:style-name="Table8.A2" office:value-type="string">
            <text:p text:style-name="P46">A long string</text:p>
          </table:table-cell>
          <table:table-cell table:style-name="Table8.A2" office:value-type="string">
            <text:p text:style-name="P46">0x0A</text:p>
          </table:table-cell>
          <table:table-cell table:style-name="Table8.D2" office:value-type="string">
            <text:p text:style-name="P46">The string "A long string" will be in data</text:p>
          </table:table-cell>
        </table:table-row>
        <table:table-row>
          <table:table-cell table:style-name="Table8.A2" office:value-type="string">
            <text:p text:style-name="P46">\n</text:p>
          </table:table-cell>
          <table:table-cell table:style-name="Table8.A2" office:value-type="string">
            <text:p text:style-name="P46"/>
          </table:table-cell>
          <table:table-cell table:style-name="Table8.A2" office:value-type="string">
            <text:p text:style-name="P46">0x0A</text:p>
          </table:table-cell>
          <table:table-cell table:style-name="Table8.D2" office:value-type="string">
            <text:p text:style-name="P46">A blank string will be in data</text:p>
          </table:table-cell>
        </table:table-row>
      </table:table>
      <text:p text:style-name="P56"/>
      <text:p text:style-name="P57">If the next field is more than 1 byte then all the bytes have to match and will not be part of the field using the variable <text:span text:style-name="T65">size</text:span> symbol.</text:p>
      <text:h text:style-name="Heading_20_4" text:outline-level="4">Example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4">&lt;<text:span text:style-name="T22">Data:...&gt;&lt;0x00&gt;</text:span></text:p>
          </table:table-cell>
          <table:table-cell table:style-name="Table9.B1" office:value-type="string">
            <text:p text:style-name="P50">A zero terminated string</text:p>
          </table:table-cell>
        </table:table-row>
        <table:table-row>
          <table:table-cell table:style-name="Table9.A2" office:value-type="string">
            <text:p text:style-name="P44">&lt;<text:span text:style-name="T22">CmdNum:...&gt;&lt;EndOfCmd="END"&gt;</text:span></text:p>
          </table:table-cell>
          <table:table-cell table:style-name="Table9.B2" office:value-type="string">
            <text:p text:style-name="P50">A string that must end is the string "END". <text:s/>So 0x31 0x32 0x45 0x4E 0x44 would end up with a CmdNum field = to "12".</text:p>
          </table:table-cell>
        </table:table-row>
        <table:table-row>
          <table:table-cell table:style-name="Table9.A2" office:value-type="string">
            <text:p text:style-name="P45">&lt;<text:span text:style-name="T22">Comment:...&gt;&lt;EndOfComment="."&gt;</text:span></text:p>
          </table:table-cell>
          <table:table-cell table:style-name="Table9.B2" office:value-type="string">
            <text:p text:style-name="P51">A comment that ends with a period.</text:p>
          </table:table-cell>
        </table:table-row>
        <table:table-row>
          <table:table-cell table:style-name="Table9.A2" office:value-type="string">
            <text:p text:style-name="P51">&lt;0xFF&gt;&lt;Cmd&gt;&lt;Data:2&gt;&lt;Note:...&gt;&lt;0x00&gt;&lt;0x77&gt;</text:p>
          </table:table-cell>
          <table:table-cell table:style-name="Table9.B2" office:value-type="string">
            <text:p text:style-name="P45"><text:span text:style-name="T22">A longer definition </text:span><text:span text:style-name="T23">with a </text:span><text:span text:style-name="T78">'</text:span><text:span text:style-name="T23">Note</text:span><text:span text:style-name="T78">'</text:span><text:span text:style-name="T23"> field that is variable size terminated by a NULL </text:span><text:span text:style-name="T68">(0x00)</text:span><text:span text:style-name="T23"> </text:span><text:soft-page-break/><text:span text:style-name="T23">char.</text:span></text:p>
          </table:table-cell>
        </table:table-row>
      </table:table>
      <text:p text:style-name="P56"/>
      <text:h text:style-name="Heading_20_2" text:outline-level="2">Endian</text:h>
      <text:p text:style-name="P59">This standard does not set an endian, you must provide this information in your documentation. <text:s/>Providing an endian symbol would not be intuitive as there isn<text:span text:style-name="T78">'</text:span>t a widely known symbol for providing this information.</text:p>
      <text:h text:style-name="Heading_20_2" text:outline-level="2"><text:bookmark text:name="Reserved_Symbols"/>Reserved Symbols</text:h>
      <text:p text:style-name="P7"><text:span text:style-name="T71">The following symbols are reserved for future use. <text:s/></text:span>Math symbols have not being used for any of the known symbols <text:span text:style-name="T2">(t</text:span>hese symbols are "+", "-", "/", <text:span text:style-name="T2">and "</text:span>*"<text:span text:style-name="T2">)</text:span>. <text:s/><text:span text:style-name="T2">This is keep the option of adding math blocks in the future. <text:s/>It is not clear if adding math would be a good idea or not, so the symbols have been listed as reserved.</text:span></text:p>
      <text:h text:style-name="Heading_20_1" text:outline-level="1">Tips</text:h>
      <text:h text:style-name="Heading_20_2" text:outline-level="2">Optional fields</text:h>
      <text:p text:style-name="P71">BPDS does not include optional fields, this is because <text:span text:style-name="T53">for optional fields there needs context and knowledge </text:span><text:span text:style-name="T54">of the meaning of the bytes </text:span><text:span text:style-name="T64">which</text:span><text:span text:style-name="T54"> is out of scope for the BPDS. <text:s/>However you can handle optional fields by using additional BPDS </text:span><text:span text:style-name="T55">definitions. <text:s/>For example, for a single optional field you can write two BPDS definition. <text:s/>One with the optional field </text:span><text:span text:style-name="T56">in it and a second version with it missing. <text:s/>You then document the condition </text:span><text:span text:style-name="T57">in the Autodoc for each definition (see the examples).</text:span></text:p>
      <text:p text:style-name="P70"/>
      <text:h text:style-name="Heading_20_2" text:outline-level="2">Autodoc</text:h>
      <text:p text:style-name="P72">This is a blank Autodoc you can use if you decide to use this format for your detail<text:span text:style-name="T58">s</text:span> documentation.</text:p>
      <text:p text:style-name="Code">/*******************************************************************************</text:p>
      <text:p text:style-name="Code"><text:s/>* NAME:</text:p>
      <text:p text:style-name="Code"><text:s/>* <text:s text:c="3"/></text:p>
      <text:p text:style-name="Code"><text:s/>*</text:p>
      <text:p text:style-name="Code"><text:s/>* SYNOPSIS:</text:p>
      <text:p text:style-name="Code"><text:s/>* <text:s text:c="3"/></text:p>
      <text:p text:style-name="Code"><text:s/>*</text:p>
      <text:p text:style-name="Code"><text:s/>* PARAMETERS:</text:p>
      <text:p text:style-name="Code"><text:s/>* <text:s text:c="3"/></text:p>
      <text:p text:style-name="Code"><text:s/>*</text:p>
      <text:p text:style-name="Code"><text:s/>* FUNCTION:</text:p>
      <text:p text:style-name="Code"><text:s/>* <text:s text:c="3"/></text:p>
      <text:p text:style-name="Code"><text:s/>*</text:p>
      <text:p text:style-name="Code"><text:s/>* REPLY:</text:p>
      <text:p text:style-name="Code"><text:s/>* <text:s text:c="3"/>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h text:style-name="Heading_20_1" text:outline-level="1"><text:soft-page-break/>More <text:span text:style-name="T5">E</text:span>xamples</text:h>
      <text:p text:style-name="P73">These are more examples of the made up protocol. <text:s/>It shows optional fields, different fields based on command type, <text:span text:style-name="T61">and a number of other details.</text:span></text:p>
      <text:p text:style-name="P74">This is an example of the reply from the draw command described in the "Example" sections above.</text:p>
      <text:p text:style-name="Code">/*******************************************************************************</text:p>
      <text:p text:style-name="Code"><text:s/>* NAME:</text:p>
      <text:p text:style-name="Code"><text:s/>* <text:s text:c="3"/>Command reply</text:p>
      <text:p text:style-name="Code"><text:s/>*</text:p>
      <text:p text:style-name="Code"><text:s/>* SYNOPSIS:</text:p>
      <text:p text:style-name="Code"><text:s/>* <text:s text:c="3"/>&lt;Header=0xFF&gt;&lt;Version&gt;&lt;Prop=0&gt;&lt;Cmd=0xFF&gt;&lt;Len:2=0&gt;&lt;Footer=0x77&gt;</text:p>
      <text:p text:style-name="Code"><text:s/>*</text:p>
      <text:p text:style-name="Code"><text:s/>* PARAMETERS:</text:p>
      <text:p text:style-name="Code"><text:s/>* <text:s text:c="3"/>Head<text:span text:style-name="T73">er</text:span> -- Part of standard header</text:p>
      <text:p text:style-name="Code"><text:s/>* <text:s text:c="3"/>Version -- Part of standard header</text:p>
      <text:p text:style-name="Code"><text:s/>* <text:s text:c="3"/>Prop -- Must be 0x00</text:p>
      <text:p text:style-name="Code"><text:s/>* <text:s text:c="3"/>Cmd -- 0xFF - ack to last command</text:p>
      <text:p text:style-name="Code"><text:s/>* <text:s text:c="3"/>Len -- 0x00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is an ack reply to a draw command.</text:p>
      <text:p text:style-name="Code"><text:s/>*</text:p>
      <text:p text:style-name="Code"><text:s/>* REPLY:</text:p>
      <text:p text:style-name="Code"><text:s/>* <text:s text:c="3"/>NONE</text:p>
      <text:p text:style-name="Code"><text:s/>*</text:p>
      <text:p text:style-name="Code"><text:s/>* SEE ALSO:</text:p>
      <text:p text:style-name="Code"><text:s/>* <text:s text:c="3"/>Command Protocol, Properties</text:p>
      <text:p text:style-name="Code"><text:s/>******************************************************************************/</text:p>
      <text:p text:style-name="P74"/>
      <text:p text:style-name="P74">This is an example of an optional field. <text:s/>This documents the <text:span text:style-name="T78">'</text:span>Prop<text:span text:style-name="T78">'</text:span> field and all the options that can used. <text:s/>It provides only the details of the <text:span text:style-name="T78">'</text:span>Prop<text:span text:style-name="T78">'</text:span> field but does show it in relation to the other fields (the details for the other fields are found elsewhere).</text:p>
      <text:p text:style-name="Code">/*******************************************************************************</text:p>
      <text:p text:style-name="Code"><text:s/>* NAME:</text:p>
      <text:p text:style-name="Code"><text:s/>* <text:s text:c="3"/>Properties</text:p>
      <text:p text:style-name="Code"><text:s/>*</text:p>
      <text:p text:style-name="Code"><text:s/>* SYNOPSIS:</text:p>
      <text:p text:style-name="Code"><text:s/>* <text:s text:c="3"/>&lt;Header=0xFF&gt;&lt;Version&gt;&lt;Prop&gt;&lt;Transparency:4&gt;&lt;FillStyle:4&gt;&lt;Border&gt;</text:p>
      <text:p text:style-name="Code"><text:s/>* <text:s text:c="3"/>&lt;Cmd&gt;&lt;Len:2&gt;&lt;Data:Len&gt;&lt;Footer=0x77&gt;</text:p>
      <text:p text:style-name="Code"><text:s/>*</text:p>
      <text:p text:style-name="Code"><text:s/>* PARAMETERS:</text:p>
      <text:p text:style-name="Code"><text:s/>* <text:s text:c="3"/>Head<text:span text:style-name="T73">er</text:span> -- Part of standard header.</text:p>
      <text:p text:style-name="Code"><text:s/>* <text:s text:c="3"/>Version -- Part of standard header.</text:p>
      <text:p text:style-name="Code"><text:s/>* <text:s text:c="3"/>Prop -- Props:</text:p>
      <text:p text:style-name="Code"><text:s/>* <text:s text:c="13"/>Bit <text:s text:c="4"/>Meaning</text:p>
      <text:p text:style-name="Code"><text:s/>* <text:s text:c="13"/>0x01 <text:s text:c="3"/>Transparency</text:p>
      <text:p text:style-name="Code"><text:s/>* <text:s text:c="13"/>0x02 <text:s text:c="3"/>Fill style</text:p>
      <text:p text:style-name="Code"><text:s/>* <text:s text:c="13"/>0x04 <text:s text:c="3"/>Border thickness</text:p>
      <text:p text:style-name="Code"><text:s/>* <text:s text:c="3"/>Transparency -- This tells the drawing function how much transparency to</text:p>
      <text:p text:style-name="Code"><text:s/>* <text:s text:c="19"/>apply to the draw command. <text:s/>0 = Fully opaque, 100.0 =</text:p>
      <text:p text:style-name="Code"><text:s/>* <text:s text:c="19"/>fully transparency.</text:p>
      <text:p text:style-name="Code"><text:s/>* <text:s text:c="3"/>FillStyle -- What fill style to use:</text:p>
      <text:p text:style-name="Code"><text:s/>* <text:s text:c="21"/>0x00 -- Solid</text:p>
      <text:p text:style-name="Code"><text:s/>* <text:s text:c="21"/>0x01 -- Dashed</text:p>
      <text:p text:style-name="Code"><text:s/>* <text:s text:c="21"/>0x02 -- Dotted</text:p>
      <text:p text:style-name="Code"><text:s/>* <text:s text:c="3"/>Border -- How many pixels to make the border</text:p>
      <text:p text:style-name="Code"><text:s/>* <text:s text:c="3"/>Cmd -- Part of standard header.</text:p>
      <text:p text:style-name="Code"><text:s/>* <text:s text:c="3"/>Len -- Part of standard header.</text:p>
      <text:p text:style-name="Code"><text:s/>* <text:s text:c="3"/>Data -- Part of standard header.</text:p>
      <text:p text:style-name="Code"><text:s/>* <text:s text:c="3"/>Footer -- Part of standard header.</text:p>
      <text:p text:style-name="Code"><text:s/>*</text:p>
      <text:p text:style-name="Code"><text:soft-page-break/><text:s/>* FUNCTION:</text:p>
      <text:p text:style-name="Code"><text:s/>* <text:s text:c="3"/>These are the properties that can be applied. <text:s/>If the bit is set in</text:p>
      <text:p text:style-name="Code"><text:s/>* <text:s text:c="3"/>'Prop' then you need to provide the corresponding fields.</text:p>
      <text:p text:style-name="Code"><text:s/>*</text:p>
      <text:p text:style-name="Code"><text:s/>* REPLY:</text:p>
      <text:p text:style-name="Code"><text:s/>* <text:s text:c="3"/>Depends on 'Cmd'</text:p>
      <text:p text:style-name="Code"><text:s/>*</text:p>
      <text:p text:style-name="Code"><text:s/>* SEE ALSO:</text:p>
      <text:p text:style-name="Code"><text:s/>* <text:s text:c="3"/>Command Protocol</text:p>
      <text:p text:style-name="Code"><text:s/>******************************************************************************/</text:p>
      <text:p text:style-name="P20"/>
      <text:p text:style-name="P74">This is an example of a draw command. <text:s/>It fills in the details of the &lt;data&gt; field when used with the draw box command.</text:p>
      <text:p text:style-name="Code">/*******************************************************************************</text:p>
      <text:p text:style-name="Code"><text:s/>* NAME:</text:p>
      <text:p text:style-name="Code"><text:s/>* <text:s text:c="3"/>Draw box</text:p>
      <text:p text:style-name="Code"><text:s/>*</text:p>
      <text:p text:style-name="Code"><text:s/>* SYNOPSIS:</text:p>
      <text:p text:style-name="P67"><text:s/>* <text:s text:c="3"/>&lt;Header=0xFF&gt;&lt;Version&gt;&lt;Prop&gt;&lt;Cmd=0x01&gt;&lt;Len:2=8&gt;&lt;x:2&gt;&lt;y:2&gt;&lt;width:2&gt;</text:p>
      <text:p text:style-name="P67"><text:s/><text:span text:style-name="T61">* <text:s text:c="3"/></text:span>&lt;height:2&gt;&lt;Footer=0x77&gt;</text:p>
      <text:p text:style-name="Code"><text:s/>*</text:p>
      <text:p text:style-name="Code"><text:s/>* PARAMETERS:</text:p>
      <text:p text:style-name="Code"><text:s/>* <text:s text:c="3"/>Head<text:span text:style-name="T73">er</text:span> -- Part of standard header</text:p>
      <text:p text:style-name="Code"><text:s/>* <text:s text:c="3"/>Version -- Part of standard header</text:p>
      <text:p text:style-name="Code"><text:s/>* <text:s text:c="3"/>Prop -- Part of standard header</text:p>
      <text:p text:style-name="Code"><text:s/>* <text:s text:c="3"/>Cmd -- Draw a box (0x01)</text:p>
      <text:p text:style-name="Code"><text:s/>* <text:s text:c="3"/>Len -- Part of standard header. <text:s/>Set to 8</text:p>
      <text:p text:style-name="Code"><text:s/>* <text:s text:c="3"/>x -- The x point on screen for the box</text:p>
      <text:p text:style-name="Code"><text:s/>* <text:s text:c="3"/>y -- The y point on screen for the box</text:p>
      <text:p text:style-name="Code"><text:s/>* <text:s text:c="3"/>width -- The number of pixels for the width of the box</text:p>
      <text:p text:style-name="Code"><text:s/>* <text:s text:c="3"/>height -- The number of pixels for the height of the box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ox on the display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0"/>
      <text:p text:style-name="P74">This is another example of a different draw command. <text:s/>It shows a draw bitmap command that uses an embedded .gif file.</text:p>
      <text:p text:style-name="Code">/*******************************************************************************</text:p>
      <text:p text:style-name="Code"><text:s/>* NAME:</text:p>
      <text:p text:style-name="Code"><text:s/>* <text:s text:c="3"/>Draw Bitmap .gif</text:p>
      <text:p text:style-name="Code"><text:s/>*</text:p>
      <text:p text:style-name="Code"><text:s/>* SYNOPSIS:</text:p>
      <text:p text:style-name="Code"><text:s/>* <text:s text:c="3"/>&lt;Header=0xFF&gt;&lt;Version&gt;&lt;Prop&gt;&lt;Cmd=0x02&gt;&lt;Len:2&gt;&lt;x:2&gt;&lt;y:2&gt;&lt;GraphicData&gt;</text:p>
      <text:p text:style-name="Code"><text:s/>* <text:s text:c="3"/>&lt;Footer=0x77&gt;</text:p>
      <text:p text:style-name="Code"><text:s/>*</text:p>
      <text:p text:style-name="Code"><text:s/>* PARAMETERS:</text:p>
      <text:p text:style-name="Code"><text:s/>* <text:s text:c="3"/>Head<text:span text:style-name="T73">er</text:span> -- Part of standard header</text:p>
      <text:p text:style-name="Code"><text:s/>* <text:s text:c="3"/>Version -- Part of standard header.</text:p>
      <text:p text:style-name="Code"><text:s/>* <text:s text:c="3"/>Prop -- Part of standard header.</text:p>
      <text:p text:style-name="Code"><text:s/>* <text:s text:c="3"/>Cmd -- Draw a bitmap stored in gif format (0x02)</text:p>
      <text:p text:style-name="Code"><text:s/>* <text:s text:c="3"/>Len -- Part of standard header. <text:s/>The length of the 'GraphicData' + 4</text:p>
      <text:p text:style-name="Code"><text:s/>* <text:s text:c="3"/>x -- The x point on screen for the graphic</text:p>
      <text:p text:style-name="Code"><text:s/>* <text:s text:c="3"/>y -- The y point on screen for the graphic</text:p>
      <text:p text:style-name="Code"><text:s/>* <text:s text:c="3"/>GraphicData -- the binary data for a .gif file. <text:s/>This includes the</text:p>
      <text:p text:style-name="Code"><text:s/>* <text:s text:c="18"/>headers and bitmap data (basically the whole .gif file).</text:p>
      <text:p text:style-name="Code"><text:soft-page-break/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itmap to the display. <text:s/>The bitmap is stored as</text:p>
      <text:p text:style-name="Code"><text:s/>* <text:s text:c="3"/>a gif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0"/>
      <text:h text:style-name="P82" text:outline-level="1">License</text:h>
      <text:p text:style-name="P4">Binary Protocol <text:span text:style-name="T82">D</text:span><text:span text:style-name="T83">escription</text:span> Standard <text:s/>© 202<text:span text:style-name="T86">6</text:span> by Paul Hutchinson is licensed under CC BY-SA 4.0. To view a copy of this license, visit <text:a xlink:type="simple" xlink:href="https://creativecommons.org/licenses/by-sa/4.0/" text:style-name="Internet_20_link" text:visited-style-name="Visited_20_Internet_20_Link">https://creativecommons.org/licenses/by-sa/4.0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Code" style:family="paragraph" style:master-page-name="">
      <loext:graphic-properties draw:fill="solid" draw:fill-color="#ffffd7"/>
      <style:paragraph-properties fo:margin-top="0cm" fo:margin-bottom="0.25cm" style:contextual-spacing="true" style:page-number="auto" fo:background-color="#ffffd7" fo:padding="0.049cm" fo:border="0.06pt solid #000000">
        <style:tab-stops/>
      </style:paragraph-properties>
      <style:text-properties style:font-name="Liberation Mono1" fo:font-family="'Liberation Mono'" style:font-style-name="Regular" style:font-family-generic="modern" style:font-pitch="fixed" fo:font-size="9pt" officeooo:rsid="0021383a" fo:background-color="transparen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</meta:initial-creator>
    <meta:creation-date>2025-12-10T19:40:00.261578909</meta:creation-date>
    <meta:generator>LibreOffice/24.2.7.2$Linux_X86_64 LibreOffice_project/420$Build-2</meta:generator>
    <dc:date>2026-02-20T12:17:24.935355904</dc:date>
    <meta:editing-duration>P8DT1H28M33S</meta:editing-duration>
    <meta:editing-cycles>152</meta:editing-cycles>
    <dc:creator>paul</dc:creator>
    <meta:document-statistic meta:table-count="10" meta:image-count="0" meta:object-count="0" meta:page-count="10" meta:paragraph-count="371" meta:word-count="3162" meta:character-count="18575" meta:non-whitespace-character-count="15020"/>
  </office:meta>
</office:document-meta>
</file>